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id I end up like that...?</text:span></text:p>
      <text:p text:style-name="Normal">She hadn’t moved much ever since she’d holed up in her bed; now that she’d tapped the alarm silent, she went back to looking up to the ceiling.</text:p>
      <text:p text:style-name="Normal">“...”</text:p>
      <text:p text:style-name="Normal">It was probably less empty than her eyes.</text:p>
      <text:p text:style-name="Normal">“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se, aren’t I?</text:span></text:p>
      <text:p text:style-name="Normal">But even so, the sun rose. Even so, light still rained through the shutters, flooding her room with a new day, a new chanc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P1"/>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